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3.56164383561644">
            <text:p>3.5616438356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5.14834205933683">
            <text:p>5.148342059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0.507614213197954">
            <text:p>0.5076142132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53424657534246">
            <text:p>2.5342465753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4.7735618115055">
            <text:p>4.7735618115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2.26415094339623">
            <text:p>2.2641509434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26582278481013">
            <text:p>1.265822784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74018126888218">
            <text:p>5.7401812689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1.66666666666666">
            <text:p>1.666666666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5.40234532955924">
            <text:p>5.4023453296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  <table:table-cell table:formula="of:=([.D12]/[.E12]*100)-100" office:value-type="float" office:value="-2.16346153846155">
            <text:p>-2.1634615385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3.42146189735615">
            <text:p>3.4214618974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4.67625899280574">
            <text:p>4.6762589928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4.71698113207549">
            <text:p>4.7169811321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3.52348993288591">
            <text:p>3.5234899329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3.33333333333334">
            <text:p>3.3333333333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20930232558139">
            <text:p>2.2093023256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3.94207562349156">
            <text:p>3.942075623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.88442211055278">
            <text:p>1.8844221106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1.26050420168068">
            <text:p>1.2605042017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3.62573099415204">
            <text:p>3.6257309942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5.46948356807511">
            <text:p>5.4694835681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13526570048309">
            <text:p>6.1352657005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4.62253829321664">
            <text:p>4.6225382932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2.86252354048963">
            <text:p>2.8625235405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2.50954719039827">
            <text:p>2.5095471904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3.93626991565137">
            <text:p>3.9362699157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858085808580867">
            <text:p>0.858085808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0.0579150579150536">
            <text:p>-0.0579150579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2.71940667490729">
            <text:p>2.7194066749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2.44565217391303">
            <text:p>2.4456521739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5.79064587973275">
            <text:p>5.7906458797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5.0253807106599">
            <text:p>5.0253807107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4.32966198252944">
            <text:p>4.3296619825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50828206341693">
            <text:p>2.508282063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2.50865051903115">
            <text:p>2.508650519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3.81277938469628">
            <text:p>3.8127793847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2.95683027794205">
            <text:p>2.9568302779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7.08509819021947">
            <text:p>7.0850981902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3.51581508515815">
            <text:p>3.5158150852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-1.03401360544217">
            <text:p>-1.0340136054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2.08333333333333">
            <text:p>2.0833333333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4.93827160493827">
            <text:p>4.9382716049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3.79905808477237">
            <text:p>3.7990580848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-0.448095593726663">
            <text:p>-0.4480955937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3.39130434782608">
            <text:p>3.3913043478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4.56431535269711">
            <text:p>4.564315352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3.64601769911503">
            <text:p>3.6460176991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4.39338235294117">
            <text:p>4.3933823529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11111111111111">
            <text:p>5.1111111111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1.87353629976582">
            <text:p>1.8735362998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4.32323232323233">
            <text:p>4.3232323232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2.84090909090908">
            <text:p>2.8409090909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2.73878020713462">
            <text:p>2.7387802071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34944237918215">
            <text:p>4.3494423792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0.118091639111967">
            <text:p>0.1180916391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4.02555910543131">
            <text:p>4.0255591054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1043643263758">
            <text:p>3.5104364326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0.973451327433622">
            <text:p>0.9734513274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61224489795919">
            <text:p>0.5612244898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5.16483516483517">
            <text:p>5.164835164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89833641404806">
            <text:p>4.898336414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1.03932584269664">
            <text:p>1.0393258427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4.14364640883977">
            <text:p>4.1436464088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4.3338683788122">
            <text:p>4.3338683788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0.962566844919778">
            <text:p>0.9625668449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8.02833530106257">
            <text:p>8.028335301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5.88793922127255">
            <text:p>5.8879392213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1.98757763975155">
            <text:p>1.9875776398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4.94949494949495">
            <text:p>4.9494949495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2.80570652173913">
            <text:p>2.8057065217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88389081122644">
            <text:p>1.8838908112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2.97227209255935">
            <text:p>2.9722720926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2261521972133">
            <text:p>3.2261521972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2.734375">
            <text:p>2.734375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3.43818580833943">
            <text:p>3.4381858083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4.78309232480534">
            <text:p>4.7830923248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63320463320463">
            <text:p>4.6332046332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3.40000000000001">
            <text:p>3.4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4.76190476190477">
            <text:p>4.7619047619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2635998539613">
            <text:p>2.263599854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2.37659963436928">
            <text:p>2.3765996344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3.19444444444446">
            <text:p>3.1944444444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889801505817928">
            <text:p>0.8898015058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7871720116619">
            <text:p>1.0787172012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4.12293853073464">
            <text:p>4.1229385307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0.240963855421683">
            <text:p>-0.240963855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1.72711571675302">
            <text:p>-1.7271157168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5.04495504495503">
            <text:p>5.044955045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5.89198036006546">
            <text:p>5.8919803601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2.99065420560747">
            <text:p>2.9906542056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0.2824858757062">
            <text:p>0.2824858757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1.98163363943935">
            <text:p>1.9816336394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7.79944289693593">
            <text:p>7.7994428969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2.74509803921568">
            <text:p>2.7450980392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4.40366972477064">
            <text:p>4.4036697248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-2.27066303360581">
            <text:p>-2.2706630336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4.90566037735849">
            <text:p>4.9056603774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5.84070796460176">
            <text:p>5.8407079646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6985294117647">
            <text:p>5.6985294118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11.1627906976744">
            <text:p>11.1627906977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4.00340715502556">
            <text:p>4.0034071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23880597014924">
            <text:p>2.2388059701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2.96657904618851">
            <text:p>2.9665790462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3.82409177820269">
            <text:p>3.8240917782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2.22672064777328">
            <text:p>2.2267206478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2.75113975789971">
            <text:p>2.7511397579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3.88190267905959">
            <text:p>3.8819026791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5.83025830258303">
            <text:p>5.830258302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5.45350172215844">
            <text:p>5.453501722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07719928186714">
            <text:p>1.0771992819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150829562594268">
            <text:p>-0.1508295626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4.15754923413567">
            <text:p>4.1575492341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3.68098159509202">
            <text:p>3.6809815951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3.66300366300368">
            <text:p>3.66300366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4.92245448415373">
            <text:p>4.9224544842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396482813749">
            <text:p>4.3964828137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5.33049040511726">
            <text:p>5.330490405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3.54667753770892">
            <text:p>3.546677537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483091787439619">
            <text:p>0.483091787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4.22133485453509">
            <text:p>4.2213348545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3.55555555555556">
            <text:p>3.555555555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50836120401338">
            <text:p>2.508361204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3.42587123449498">
            <text:p>3.4258712345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3.0010718113612">
            <text:p>3.0010718114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2.90816326530611">
            <text:p>2.9081632653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757575757575751">
            <text:p>0.757575757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2607879924954">
            <text:p>1.7260787992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2.35294117647058">
            <text:p>2.3529411765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3.74109263657958">
            <text:p>3.7410926366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2.90076335877862">
            <text:p>-2.900763358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41612200435731">
            <text:p>1.416122004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73410404624276">
            <text:p>1.734104046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42528735632183">
            <text:p>1.4252873563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0.142857142857139">
            <text:p>0.1428571429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  <table:table-cell table:formula="of:=([.D138]/[.E138]*100)-100" office:value-type="float" office:value="2.64482002322282">
            <text:p>2.6448200232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7.16527196652719">
            <text:p>7.165271966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2.18305084745762">
            <text:p>2.1830508475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0.0970873786407793">
            <text:p>-0.0970873786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3.5149863760218">
            <text:p>3.514986376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5.74300071787509">
            <text:p>-5.7430007179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3.15286624203821">
            <text:p>3.152866242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3.30293819655523">
            <text:p>3.3029381966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1.95386702849389">
            <text:p>1.9538670285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3.66300366300368">
            <text:p>3.663003663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3.75308641975309">
            <text:p>3.7530864198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60936356986102">
            <text:p>-1.6093635699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96779964221825">
            <text:p>1.9677996422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3.13090418353576">
            <text:p>3.1309041835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6.38390905115872">
            <text:p>6.3839090512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4.01785714285714">
            <text:p>4.0178571429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3.2846715328467">
            <text:p>3.2846715328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2.9612756264237">
            <text:p>2.9612756264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3.10478654592497">
            <text:p>3.1047865459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125470514429111">
            <text:p>-0.125470514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23367198838898">
            <text:p>1.2336719884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4.57990115321252">
            <text:p>4.5799011532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3.77952755905513">
            <text:p>3.7795275591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2.12765957446808">
            <text:p>2.1276595745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2.56038647342996">
            <text:p>2.5603864734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5.61403508771929">
            <text:p>5.6140350877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3.18840579710144">
            <text:p>3.1884057971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3.25581395348837">
            <text:p>3.2558139535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  <table:table-cell table:formula="of:=([.D167]/[.E167]*100)-100" office:value-type="float" office:value="-0.142247510668554">
            <text:p>-0.1422475107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68509212730319">
            <text:p>3.6850921273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3.38401177047571">
            <text:p>3.384011770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6.35428571428571">
            <text:p>6.354285714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3.18822808093195">
            <text:p>3.1882280809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609756097560975">
            <text:p>-0.6097560976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2.41435562805871">
            <text:p>2.4143556281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58924205378975">
            <text:p>1.5892420538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4.30839002267574">
            <text:p>4.3083900227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6.09212481426449">
            <text:p>6.0921248143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862068965517238">
            <text:p>0.8620689655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588235294117652">
            <text:p>0.5882352941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2.88461538461537">
            <text:p>2.884615384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2.41292488459925">
            <text:p>2.412924884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3.55731225296442">
            <text:p>3.557312253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1.29449838187703">
            <text:p>1.2944983819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385356454720622">
            <text:p>0.3853564547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3.66906474820144">
            <text:p>3.6690647482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1.73541963015647">
            <text:p>1.7354196302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3.12288613303269">
            <text:p>3.122886133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64711632453567">
            <text:p>6.6471163245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6.13305613305613">
            <text:p>6.1330561331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3.72616984402079">
            <text:p>3.726169844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6.19469026548674">
            <text:p>6.194690265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4.52488687782807">
            <text:p>4.5248868778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4.48057097541634">
            <text:p>4.4805709754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2.63634013957095">
            <text:p>2.6363401396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70219435736676">
            <text:p>4.7021943574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35618910140742">
            <text:p>3.3561891014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2.64084507042253">
            <text:p>2.6408450704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1.57142857142858">
            <text:p>1.571428571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1.14722753346079">
            <text:p>1.1472275335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52525252525253">
            <text:p>2.5252525253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5.2121212121212">
            <text:p>5.2121212121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3.58919687277897">
            <text:p>3.5891968728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2.80748663101605">
            <text:p>2.807486631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4.25531914893618">
            <text:p>4.2553191489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5.52677029360966">
            <text:p>5.526770293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4.49172576832152">
            <text:p>4.4917257683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2.03389830508473">
            <text:p>2.0338983051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3.39425587467363">
            <text:p>3.3942558747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2.94117647058823">
            <text:p>2.9411764706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23450134770889">
            <text:p>3.234501347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5.88652482269502">
            <text:p>5.8865248227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3.9039039039039">
            <text:p>3.9039039039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4.02298850574712">
            <text:p>4.0229885057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3.97428404441847">
            <text:p>3.9742840444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7.75558166862515">
            <text:p>7.7555816686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2.61954261954263">
            <text:p>2.6195426195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2.20823798627001">
            <text:p>2.2082379863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6.81818181818181">
            <text:p>6.8181818182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3.05280528052805">
            <text:p>3.0528052805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2.71186440677967">
            <text:p>2.7118644068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3.06582506762849">
            <text:p>3.0658250676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6.02870813397129">
            <text:p>6.028708134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.42566191446028">
            <text:p>1.4256619145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 office:value-type="float" office:value="1">
            <text:p>1</text:p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3.5760448082723">
            <text:p>3.5760448083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6252821670429">
            <text:p>1.625282167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4.02826855123675">
            <text:p>4.0282685512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3.72549019607844">
            <text:p>3.7254901961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2.55854293148307">
            <text:p>2.5585429315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4.56294667399671">
            <text:p>4.562946674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2.62295081967213">
            <text:p>2.6229508197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250125062531254">
            <text:p>0.2501250625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5.54414784394251">
            <text:p>5.5441478439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1146761734997">
            <text:p>2.9114676173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2.19298245614034">
            <text:p>2.1929824561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4.35729847494552">
            <text:p>4.3572984749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2.15568862275448">
            <text:p>2.1556886228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3.32800465048683">
            <text:p>3.3280046505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25796303578457">
            <text:p>-0.825796303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4.66970387243735">
            <text:p>4.6697038724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89886135298056">
            <text:p>6.898861353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80026513477685">
            <text:p>3.8002651348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0.631808278867112">
            <text:p>0.6318082789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2.47459125055236">
            <text:p>2.4745912506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49005772931366">
            <text:p>4.4900577293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1.44462279293739">
            <text:p>1.4446227929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7.8579523989422">
            <text:p>7.8579523989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29715061058344">
            <text:p>3.2971506106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80631276901005">
            <text:p>4.806312769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2.59036144578313">
            <text:p>2.5903614458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17757009345794">
            <text:p>3.1775700935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1.9438444924406">
            <text:p>1.9438444924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3.73878364905285">
            <text:p>3.7387836491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4.02476780185759">
            <text:p>4.0247678019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87679083094557">
            <text:p>6.8767908309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5.16014234875443">
            <text:p>5.1601423488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3.95604395604397">
            <text:p>3.956043956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4.12213740458016">
            <text:p>4.1221374046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2.95281582952815">
            <text:p>2.9528158295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1.33318881422069">
            <text:p>1.3331888142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6.08383233532935">
            <text:p>6.0838323353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8.40985983566939">
            <text:p>8.4098598357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5.46318289786223">
            <text:p>5.4631828979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3.49650349650349">
            <text:p>3.4965034965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2.45098039215685">
            <text:p>2.4509803922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1.65484633569739">
            <text:p>1.6548463357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2.41187384044528">
            <text:p>2.4118738404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4.77326968973748">
            <text:p>4.7732696897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4.76821192052981">
            <text:p>4.7682119205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3.81355932203388">
            <text:p>3.81355932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2.81456953642385">
            <text:p>2.8145695364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5">
            <text:p>5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08921933085502">
            <text:p>4.0892193309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67924528301886">
            <text:p>4.679245283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2.41746148202495">
            <text:p>2.417461482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1.78217821782178">
            <text:p>1.7821782178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4.01495768549498">
            <text:p>4.014957685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4.04729422464756">
            <text:p>4.0472942246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4.09090909090909">
            <text:p>4.0909090909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0.677361853832437">
            <text:p>-0.6773618538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3.1687898089172">
            <text:p>3.1687898089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1.20440467997247">
            <text:p>1.20440468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3.79963347587049">
            <text:p>3.7996334759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54307410316837">
            <text:p>4.5430741032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3.86740331491713">
            <text:p>3.8674033149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2.7124773960217">
            <text:p>2.712477396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40835266821347">
            <text:p>4.4083526682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5.09915014164307">
            <text:p>5.0991501416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3.61010830324911">
            <text:p>3.6101083032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4.69416785206258">
            <text:p>4.6941678521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2.38322211630124">
            <text:p>2.383222116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1.14041339985744">
            <text:p>1.1404133999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2.82131661442007">
            <text:p>2.8213166144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2.57270693512304">
            <text:p>2.5727069351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4.05650126765664">
            <text:p>4.0565012677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2.94117647058823">
            <text:p>2.9411764706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3.88833499501496">
            <text:p>3.888334995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6.78851174934725">
            <text:p>6.7885117493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4.58128078817734">
            <text:p>4.5812807882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6.61803022407503">
            <text:p>6.618030224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3.36676217765044">
            <text:p>3.3667621777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2.51503553854566">
            <text:p>2.5150355385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2.82051282051282">
            <text:p>2.8205128205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2.42944785276073">
            <text:p>2.4294478528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1.37350465219316">
            <text:p>1.3735046522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6.18229854689565">
            <text:p>6.1822985469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4.37956204379562">
            <text:p>4.3795620438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5.6857142857143">
            <text:p>5.6857142857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6.40756302521008">
            <text:p>6.4075630252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4.07888839085612">
            <text:p>4.0788883909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2.87000562746202">
            <text:p>2.8700056275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0.404040404040401">
            <text:p>0.404040404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5.39473684210525">
            <text:p>5.3947368421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2.5179856115108">
            <text:p>2.5179856115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228484386900234">
            <text:p>-0.2284843869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937499999999986">
            <text:p>0.9375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3.47237880496054">
            <text:p>3.472378805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.0973236009732261">
            <text:p>0.09732360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0">
            <text:p>0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2.85714285714285">
            <text:p>2.857142857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2.69767441860465">
            <text:p>2.6976744186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1.40252454417953">
            <text:p>1.4025245442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1.73860911270982">
            <text:p>1.7386091127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6888888888889">
            <text:p>4.6888888889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50387596899225">
            <text:p>5.503875969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4.34306569343066">
            <text:p>4.3430656934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3.44622697563875">
            <text:p>3.4462269756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3.01810865191148">
            <text:p>3.0181086519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5.05952380952381">
            <text:p>5.0595238095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246036085292502">
            <text:p>0.2460360853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9049295774648">
            <text:p>2.9049295775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0.727537286285923">
            <text:p>0.7275372863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4.13507925568572">
            <text:p>4.1350792557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2.52569750367107">
            <text:p>2.5256975037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3.48808030112923">
            <text:p>3.4880803011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73874631888935">
            <text:p>2.7387463189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3.49602724177072">
            <text:p>3.4960272418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5.28246515040351">
            <text:p>5.2824651504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2.96875000000001">
            <text:p>2.96875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2.92857142857143">
            <text:p>2.9285714286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2.57366654233495">
            <text:p>2.5736665423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38983050847457">
            <text:p>3.3898305085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2.57884972170686">
            <text:p>2.5788497217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3.30033003300329">
            <text:p>3.300330033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3.54254909510973">
            <text:p>3.5425490951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3.92749244712991">
            <text:p>3.9274924471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17297850562947">
            <text:p>-3.1729785056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4.63576158940397">
            <text:p>4.6357615894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3.09698451507742">
            <text:p>3.0969845151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3.72612948299952">
            <text:p>3.726129483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18840579710144">
            <text:p>3.1884057971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-2.04918032786885">
            <text:p>-2.0491803279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1.50375939849624">
            <text:p>-1.503759398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34636871508381">
            <text:p>7.3463687151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3.17757009345794">
            <text:p>3.1775700935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94406351497653">
            <text:p>4.944063515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3.79113018597997">
            <text:p>3.791130186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1.7188693659282">
            <text:p>1.7188693659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934664246823957">
            <text:p>0.9346642468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4.08997955010224">
            <text:p>4.0899795501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36496980155306">
            <text:p>3.3649698016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5.07075471698113">
            <text:p>5.070754717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4.36005625879044">
            <text:p>4.3600562588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1.70854271356784">
            <text:p>1.7085427136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4.77653631284916">
            <text:p>4.7765363128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2.39043824701196">
            <text:p>2.390438247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57009345794393">
            <text:p>2.5700934579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2.73794002607562">
            <text:p>2.7379400261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2.20338983050847">
            <text:p>2.2033898305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34029227557411">
            <text:p>3.3402922756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2.21618231235625">
            <text:p>2.2161823124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3.45911949685535">
            <text:p>3.4591194969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3.6904761904762">
            <text:p>3.6904761905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3.10734463276836">
            <text:p>3.1073446328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2.2328548644338">
            <text:p>2.2328548644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2.17113665389527">
            <text:p>2.1711366539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2.61780104712042">
            <text:p>2.617801047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2.77777777777777">
            <text:p>2.777777777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.409836065573771">
            <text:p>0.409836065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3.03707012058956">
            <text:p>3.0370701206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2.48138957816377">
            <text:p>2.4813895782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28136882129277">
            <text:p>2.2813688213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2.57186081694402">
            <text:p>2.5718608169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3.03030303030303">
            <text:p>3.030303030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89681335356602">
            <text:p>1.8968133536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2.20883534136547">
            <text:p>2.2088353414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24481327800829">
            <text:p>1.2448132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71821305841924">
            <text:p>1.7182130584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6.11174458380843">
            <text:p>6.1117445838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3.77358490566037">
            <text:p>3.7735849057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3.96600566572238">
            <text:p>3.966005665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4.62093862815884">
            <text:p>4.6209386282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3.2319391634981">
            <text:p>-3.2319391635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4.32801822323464">
            <text:p>4.3280182232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0.627615062761493">
            <text:p>0.627615062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1.61812297734627">
            <text:p>1.6181229773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2.34756097560975">
            <text:p>2.3475609756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4.20038535645473">
            <text:p>4.2003853565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2.29007633587786">
            <text:p>2.2900763359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3.06267806267806">
            <text:p>3.0626780627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3.16537467700257">
            <text:p>3.165374677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2.30496453900709">
            <text:p>2.304964539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2.98507462686568">
            <text:p>2.9850746269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14637482900137">
            <text:p>3.146374829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2.23152022315203">
            <text:p>2.2315202232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5.80296896086369">
            <text:p>5.8029689609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2.77502477700693">
            <text:p>2.775024777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3.85714285714285">
            <text:p>3.8571428571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78793418647167">
            <text:p>2.7879341865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3.33651096282172">
            <text:p>3.3365109628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26882661996497">
            <text:p>4.26882662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3.44379467186484">
            <text:p>3.4437946719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2.07301980198021">
            <text:p>2.073019802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2.76886035313002">
            <text:p>2.7688603531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2.96675191815856">
            <text:p>2.9667519182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0">
            <text:p>0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4.72727272727273">
            <text:p>4.7272727273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92495921696573">
            <text:p>1.924959217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6.02575107296137">
            <text:p>6.025751073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4.89236790606653">
            <text:p>4.8923679061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2.71377368151562">
            <text:p>2.7137736815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28519195612431">
            <text:p>2.2851919561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2.52427184466019">
            <text:p>2.5242718447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1.34932533733134">
            <text:p>1.3493253373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31894484412469">
            <text:p>1.3189448441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2.05992509363296">
            <text:p>2.0599250936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2.52583237657863">
            <text:p>2.5258323766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0.631412786108925">
            <text:p>0.6314127861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2.91881745659315">
            <text:p>2.9188174566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2.20230473751602">
            <text:p>2.2023047375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0.628245067497417">
            <text:p>0.6282450675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331674958540631">
            <text:p>0.331674958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67865707434052">
            <text:p>1.678657074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778677462888">
            <text:p>-3.7786774629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  <table:table-cell/>
          <table:table-cell table:formula="of:=([.D436]/[.E436]*100)-100" office:value-type="float" office:value="0.130208333333329">
            <text:p>0.1302083333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2.58064516129033">
            <text:p>2.5806451613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3.23741007194245">
            <text:p>3.2374100719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1.26361655773421">
            <text:p>1.2636165577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4.04217926186293">
            <text:p>4.0421792619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6134663341646">
            <text:p>4.6134663342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3.44557556773688">
            <text:p>3.4455755677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3.66168127900981">
            <text:p>3.661681279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2.05882352941175">
            <text:p>2.0588235294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0.825877494838267">
            <text:p>-0.825877494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95071868583163">
            <text:p>1.9507186858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5.23076923076924">
            <text:p>5.2307692308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3.92456676860347">
            <text:p>3.9245667686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90561432058585">
            <text:p>3.9056143206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2.67008985879333">
            <text:p>2.6700898588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2.64353572903759">
            <text:p>2.64353572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4.69924812030075">
            <text:p>4.6992481203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4.36713545521836">
            <text:p>4.3671354552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2.03045685279189">
            <text:p>2.0304568528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3.30056179775281">
            <text:p>3.3005617978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3.29149232914922">
            <text:p>3.2914923291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5.36585365853659">
            <text:p>5.3658536585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5.70175438596492">
            <text:p>5.701754386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3.6348267117498">
            <text:p>3.6348267117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23134328358209">
            <text:p>1.2313432836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81144343302991">
            <text:p>4.811443433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4115523465704">
            <text:p>3.411552346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0.405844155844164">
            <text:p>-0.4058441558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2.66615146831531">
            <text:p>2.6661514683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1.25806451612904">
            <text:p>1.2580645161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48529411764707">
            <text:p>4.485294117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 office:value-type="float" office:value="1">
            <text:p>1</text:p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2.6354712921877">
            <text:p>2.6354712922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5.48847420417124">
            <text:p>5.4884742042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1.55339805825243">
            <text:p>1.5533980583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59613956941351">
            <text:p>-1.5961395694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57051282051282">
            <text:p>1.570512820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4.20907840440165">
            <text:p>4.2090784044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3.65535248041775">
            <text:p>3.6553524804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3.84615384615385">
            <text:p>3.8461538462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1.34328358208955">
            <text:p>1.3432835821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3.46308724832214">
            <text:p>3.4630872483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2.0891719745223">
            <text:p>2.0891719745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5.30814215024742">
            <text:p>5.3081421502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6.43086816720258">
            <text:p>6.4308681672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0681818181818272">
            <text:p>-0.0681818182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3.17366157496663">
            <text:p>3.173661575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3.10664605873261">
            <text:p>3.1066460587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1">
          <table:table-cell table:number-columns-repeated="2"/>
          <table:table-cell table:formula="of:=SUM([.C2:.C484])" office:value-type="float" office:value="171">
            <text:p>171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42">
            <text:p>42</text:p>
          </table:table-cell>
          <table:table-cell table:formula="of:=SUM([.H2:.H484])" office:value-type="float" office:value="2">
            <text:p>2</text:p>
          </table:table-cell>
          <table:table-cell table:formula="of:=SUM([.I2:.I484])" office:value-type="float" office:value="167">
            <text:p>167</text:p>
          </table:table-cell>
          <table:table-cell table:formula="of:=SUM([.J2:.J484])" office:value-type="float" office:value="42">
            <text:p>42</text:p>
          </table:table-cell>
          <table:table-cell table:formula="of:=([.J485]/([.H485]+[.I485]))*100" office:value-type="float" office:value="24.8520710059172">
            <text:p>24.8520710059</text:p>
          </table:table-cell>
          <table:table-cell table:formula="of:=AVERAGE([.L2:.L484])" office:value-type="float" office:value="3.04780961411393">
            <text:p>3.0478096141</text:p>
          </table:table-cell>
          <table:table-cell table:formula="of:=SUM([.M2:.M483])" office:value-type="float" office:value="285">
            <text:p>285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5.74300071787509">
            <text:p>-5.7430007179</text:p>
          </table:table-cell>
          <table:table-cell table:formula="of:=[.M485]/484" office:value-type="float" office:value="0.588842975206612">
            <text:p>0.5888429752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11.1627906976744">
            <text:p>11.1627906977</text:p>
          </table:table-cell>
          <table:table-cell table:formula="of:=SUM([.C2:.C484])" office:value-type="float" office:value="171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43:28</dc:date>
    <dc:creator>debian </dc:creator>
    <meta:generator>LibreOffice/3.5$Linux_x86 LibreOffice_project/350m1$Build-2</meta:generator>
    <meta:editing-duration>P0D</meta:editing-duration>
    <meta:editing-cycles>7</meta:editing-cycles>
    <meta:document-statistic meta:table-count="1" meta:cell-count="5822" meta:object-count="0"/>
  </office:meta>
</office:document-meta>
</file>